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language="pl" fo:country="PL" officeooo:rsid="000a5503" officeooo:paragraph-rsid="000a5503" style:font-size-asian="10.5pt"/>
    </style:style>
    <style:style style:name="P2" style:family="paragraph" style:parent-style-name="Standard">
      <style:paragraph-properties fo:line-height="200%" fo:text-align="start" style:justify-single-word="false"/>
      <style:text-properties fo:language="pl" fo:country="PL" officeooo:rsid="000a5503" officeooo:paragraph-rsid="000a5503" style:font-size-asian="10.5pt"/>
    </style:style>
    <style:style style:name="P3" style:family="paragraph" style:parent-style-name="Standard" style:list-style-name="L1">
      <style:paragraph-properties fo:line-height="200%" fo:text-align="start" style:justify-single-word="false"/>
      <style:text-properties fo:language="pl" fo:country="PL" officeooo:rsid="000a5503" officeooo:paragraph-rsid="000a5503" style:font-size-asian="10.5pt"/>
    </style:style>
    <style:style style:name="P4" style:family="paragraph" style:parent-style-name="Standard" style:list-style-name="L1">
      <style:paragraph-properties fo:line-height="200%" fo:text-align="start" style:justify-single-word="false"/>
      <style:text-properties fo:language="pl" fo:country="PL" officeooo:rsid="000ba60b" officeooo:paragraph-rsid="000ba60b" style:font-size-asian="10.5pt"/>
    </style:style>
    <style:style style:name="P5" style:family="paragraph" style:parent-style-name="Standard">
      <style:paragraph-properties fo:line-height="200%" fo:text-align="start" style:justify-single-word="false" fo:break-before="page"/>
      <style:text-properties fo:language="pl" fo:country="PL" officeooo:rsid="000a5503" officeooo:paragraph-rsid="000a5503"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a licencjacka</text:p>
      <text:p text:style-name="P1"/>
      <text:p text:style-name="P2">Imię i nazwisko: Michał Olkiewicz</text:p>
      <text:p text:style-name="P2">Nr albumu: 246805</text:p>
      <text:p text:style-name="P2">Kierunek: Informatyka</text:p>
      <text:p text:style-name="P2">Specjalność: Tester programista</text:p>
      <text:p text:style-name="P2">Rodzaj studiów: Stacjonarne</text:p>
      <text:p text:style-name="P2"/>
      <text:p text:style-name="P2">Temat pracy: Projekt i implementacja aplikacji na komputer stacjonarny zajmującej się przydzielaniem miejsc w akademiku.</text:p>
      <text:p text:style-name="P2"/>
      <text:p text:style-name="P2">Opiekun: Paweł Pączkowski</text:p>
      <text:p text:style-name="P2">Wykonawcy:</text:p>
      <text:p text:style-name="P2">Magdalena Ordowska, nr albumu 246795(??)</text:p>
      <text:p text:style-name="P2">Gabriel Sidorek, nr albumu (??)</text:p>
      <text:p text:style-name="P2">Michał Olkiewicz, nr albumu 246805</text:p>
      <text:p text:style-name="P2"/>
      <text:p text:style-name="P5">Streszczenie:</text:p>
      <text:p text:style-name="P2"/>
      <text:p text:style-name="P5">Spis treści</text:p>
      <text:list xml:id="list4198204572" text:style-name="L1">
        <text:list-item>
          <text:p text:style-name="P3">Opis problemu</text:p>
          <text:list>
            <text:list-item>
              <text:p text:style-name="P3">Porównanie dostępnych rozwiązań</text:p>
            </text:list-item>
            <text:list-item>
              <text:p text:style-name="P3">Możliwości zastosowania praktycznego</text:p>
            </text:list-item>
          </text:list>
        </text:list-item>
        <text:list-item>
          <text:p text:style-name="P3">Projekt i analiza</text:p>
          <text:list>
            <text:list-item>
              <text:p text:style-name="P4">Aktorzy i Przypadki użycia</text:p>
              <text:p text:style-name="P4">Wymagania funkcjonalne i niefunkcjonalne</text:p>
            </text:list-item>
            <text:list-item>
              <text:p text:style-name="P4">Diagram klas</text:p>
            </text:list-item>
            <text:list-item>
              <text:p text:style-name="P4">Diagram modelu danych</text:p>
            </text:list-item>
            <text:list-item>
              <text:p text:style-name="P4">Projekt interfejsu użytkownika</text:p>
            </text:list-item>
          </text:list>
        </text:list-item>
        <text:list-item>
          <text:p text:style-name="P4">Implementacja</text:p>
          <text:list>
            <text:list-item>
              <text:p text:style-name="P4">Architektura rozwiązania</text:p>
            </text:list-item>
            <text:list-item>
              <text:p text:style-name="P4">Użyte technologie</text:p>
            </text:list-item>
          </text:list>
        </text:list-item>
        <text:list-item>
          <text:p text:style-name="P4">Testy</text:p>
          <text:list>
            <text:list-item>
              <text:p text:style-name="P4">Scenariusz testowania</text:p>
            </text:list-item>
            <text:list-item>
              <text:p text:style-name="P4">Raport z testów</text:p>
            </text:list-item>
          </text:list>
        </text:list-item>
        <text:list-item>
          <text:p text:style-name="P4">Wkład własny</text:p>
        </text:list-item>
        <text:list-item>
          <text:p text:style-name="P4">Bibliograf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9:03:02.210811887</meta:creation-date>
    <dc:date>2019-05-05T19:18:02.312778832</dc:date>
    <meta:editing-duration>PT4M50S</meta:editing-duration>
    <meta:editing-cycles>1</meta:editing-cycles>
    <meta:document-statistic meta:table-count="0" meta:image-count="0" meta:object-count="0" meta:page-count="3" meta:paragraph-count="31" meta:word-count="112" meta:character-count="807" meta:non-whitespace-character-count="742"/>
    <meta:generator>LibreOffice/6.0.7.3$Linux_X86_64 LibreOffice_project/00m0$Build-3</meta:generator>
  </office:meta>
</office:document-meta>
</file>